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2mm" svg:x="1.08mm" svg:y="2.5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2mm" svg:x="0.79mm" svg:y="2.1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1mm" svg:x="1.24mm" svg:y="2.1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5mm" svg:x="0.73mm" svg:y="3.5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3mm" svg:x="1.24mm" svg:y="1.1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5mm" svg:x="0.99mm" svg:y="1.2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19">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0:02:43.40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3T21:54:12.705000000</dc:date>
    <meta:editing-duration>P65DT10H48M15S</meta:editing-duration>
    <meta:editing-cycles>1339</meta:editing-cycles>
    <meta:generator>LibreOffice/6.0.1.1$Windows_X86_64 LibreOffice_project/60bfb1526849283ce2491346ed2aa51c465abfe6</meta:generator>
    <dc:creator>Zhuang Yumin</dc:creator>
    <meta:document-statistic meta:table-count="3" meta:cell-count="2152" meta:object-count="17"/>
  </office:meta>
</office:document-meta>
</file>